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0000003C0000002CFBFFEC8C8FF3889FF.png" manifest:media-type="image/png"/>
  <manifest:file-entry manifest:full-path="Pictures/2000000E0000634100004A4C8B8C0B6EC20B2683.svm" manifest:media-type="image/x-svm"/>
  <manifest:file-entry manifest:full-path="Pictures/2000000E0000634100004A4C2A08177FA3DF9654.svm" manifest:media-type="image/x-svm"/>
  <manifest:file-entry manifest:full-path="Pictures/10000200000003C0000002CFFB0D5E476F031BC2.png" manifest:media-type="image/png"/>
  <manifest:file-entry manifest:full-path="Pictures/2000000E0000634100004A4CCD2247D4D39A5527.svm" manifest:media-type="image/x-svm"/>
  <manifest:file-entry manifest:full-path="Pictures/2000000C0000634100004A4C3651558E9C43717A.svm" manifest:media-type="image/x-svm"/>
  <manifest:file-entry manifest:full-path="Pictures/10000200000003C0000002CFFA904810D3E5121C.png" manifest:media-type="image/png"/>
  <manifest:file-entry manifest:full-path="Pictures/10000200000003C0000002CF06750DD93C2ED99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DejaVu Sans3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Focus-subtitle">
      <style:graphic-properties draw:fill-color="#ffffff" draw:auto-grow-height="true" fo:min-height="5.149cm"/>
    </style:style>
    <style:style style:name="pr2" style:family="presentation" style:parent-style-name="Focus-notes">
      <style:graphic-properties draw:fill-color="#ffffff" draw:auto-grow-height="true" fo:min-height="12.572cm"/>
    </style:style>
    <style:style style:name="pr3" style:family="presentation" style:parent-style-name="Focus1-outline1">
      <style:graphic-properties fo:min-height="11.929cm"/>
    </style:style>
    <style:style style:name="pr4" style:family="presentation" style:parent-style-name="Focus1-notes">
      <style:graphic-properties draw:fill-color="#ffffff" draw:auto-grow-height="true" fo:min-height="12.572cm"/>
    </style:style>
    <style:style style:name="pr5" style:family="presentation" style:parent-style-name="Focus1-title">
      <style:graphic-properties draw:auto-grow-height="true" fo:min-height="2.63cm"/>
    </style:style>
    <style:style style:name="P1" style:family="paragraph">
      <loext:graphic-properties draw:fill-color="#ffffff"/>
      <style:text-properties fo:color="#000000" fo:font-size="72pt" style:font-size-asian="96pt" style:font-size-complex="96pt"/>
    </style:style>
    <style:style style:name="P2" style:family="paragraph">
      <loext:graphic-properties draw:fill-color="#ffffff"/>
    </style:style>
    <style:style style:name="P3" style:family="paragraph">
      <style:text-properties fo:color="#000000" fo:font-size="32pt" style:font-size-asian="32pt" style:font-size-complex="32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color="#000000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center"/>
      <style:text-properties fo:color="#000000" fo:font-size="32pt" style:font-size-asian="32pt" style:font-size-complex="32pt"/>
    </style:style>
    <style:style style:name="P8" style:family="paragraph">
      <style:paragraph-properties fo:margin-left="0cm" fo:margin-right="0cm" fo:margin-top="0cm" fo:margin-bottom="0.372cm" fo:text-align="justify" fo:text-indent="0cm"/>
    </style:style>
    <style:style style:name="P9" style:family="paragraph">
      <style:paragraph-properties fo:text-align="justify"/>
      <style:text-properties fo:color="#000000" fo:font-size="28pt" style:font-size-asian="28pt" style:font-size-complex="28pt"/>
    </style:style>
    <style:style style:name="P10" style:family="paragraph">
      <style:paragraph-properties fo:text-align="center"/>
      <style:text-properties fo:color="#000000" fo:font-size="40pt" style:font-size-asian="40pt" style:font-size-complex="40pt"/>
    </style:style>
    <style:style style:name="P11" style:family="paragraph">
      <style:paragraph-properties fo:margin-left="0cm" fo:margin-right="0cm" fo:margin-top="0cm" fo:margin-bottom="0.372cm" fo:text-align="center" fo:text-indent="0cm"/>
    </style:style>
    <style:style style:name="P12" style:family="paragraph">
      <style:text-properties fo:color="#000000" fo:font-size="28pt" style:font-size-asian="28pt" style:font-size-complex="28pt"/>
    </style:style>
    <style:style style:name="T1" style:family="text">
      <style:text-properties fo:color="#000000" fo:font-size="72pt"/>
    </style:style>
    <style:style style:name="T2" style:family="text">
      <style:text-properties fo:color="#000000" fo:font-size="32pt" style:font-size-asian="32pt" style:font-size-complex="32pt"/>
    </style:style>
    <style:style style:name="T3" style:family="text">
      <style:text-properties fo:color="#000000" fo:font-size="32pt" style:font-size-asian="28pt" style:font-size-complex="28pt"/>
    </style:style>
    <style:style style:name="T4" style:family="text">
      <style:text-properties fo:color="#000000" fo:font-size="28pt" style:font-size-asian="28pt" style:font-size-complex="28pt"/>
    </style:style>
    <style:style style:name="T5" style:family="text">
      <style:text-properties fo:color="#000000"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</office:automatic-styles>
  <office:body>
    <office:presentation>
      <draw:page draw:name="page1" draw:style-name="dp1" draw:master-page-name="Focus" presentation:presentation-page-layout-name="AL1T0">
        <office:forms form:automatic-focus="false" form:apply-design-mode="false"/>
        <draw:frame presentation:style-name="pr1" draw:text-style-name="P1" draw:layer="layout" svg:width="7.115cm" svg:height="5.149cm" svg:x="10.403cm" svg:y="5.307cm" presentation:class="subtitle" presentation:user-transformed="true">
          <draw:text-box>
            <text:p><text:span text:style-name="T1">GI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Focus1" presentation:presentation-page-layout-name="AL2T1">
        <office:forms form:automatic-focus="false" form:apply-design-mode="false"/>
        <draw:frame presentation:style-name="pr3" draw:text-style-name="P3" draw:layer="layout" svg:width="14.6cm" svg:height="4.415cm" svg:x="6.799cm" svg:y="5.985cm" presentation:class="outline" presentation:user-transformed="true">
          <draw:text-box>
            <text:list text:style-name="L2">
              <text:list-header>
                <text:p><text:span text:style-name="T2">Wie kann man sinnvoll an einem Projekt zusammenarbeit ?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Focus1" presentation:presentation-page-layout-name="AL2T1">
        <office:forms form:automatic-focus="false" form:apply-design-mode="false"/>
        <draw:frame presentation:style-name="pr3" draw:text-style-name="P5" draw:layer="layout" svg:width="14.6cm" svg:height="3.013cm" svg:x="6.598cm" svg:y="5.985cm" presentation:class="outline" presentation:user-transformed="true">
          <draw:text-box>
            <text:list text:style-name="L2">
              <text:list-header>
                <text:p text:style-name="P4"><text:span text:style-name="T3">Alte Versionen wiederherstellen ?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Focus1" presentation:presentation-page-layout-name="AL2T1">
        <office:forms form:automatic-focus="false" form:apply-design-mode="false"/>
        <draw:frame presentation:style-name="pr3" draw:text-style-name="P7" draw:layer="layout" svg:width="14.6cm" svg:height="3.013cm" svg:x="6.2cm" svg:y="6.187cm" presentation:class="outline" presentation:user-transformed="true">
          <draw:text-box>
            <text:list text:style-name="L2">
              <text:list-header>
                <text:p text:style-name="P4"><text:span text:style-name="T2">Angst vor Fehlern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Focus1" presentation:presentation-page-layout-name="AL2T1">
        <office:forms form:automatic-focus="false" form:apply-design-mode="false"/>
        <draw:frame presentation:style-name="pr3" draw:text-style-name="P9" draw:layer="layout" svg:width="11.715cm" svg:height="9.015cm" svg:x="8.285cm" svg:y="3.785cm" presentation:class="outline" presentation:user-transformed="true">
          <draw:text-box>
            <text:list text:style-name="L2">
              <text:list-item>
                <text:p text:style-name="P8"><text:span text:style-name="T4">Versionsverwaltungs- software</text:span></text:p>
              </text:list-item>
              <text:list-item>
                <text:p text:style-name="P8"><text:span text:style-name="T4">Entwickelt von Linus Torwald</text:span></text:p>
              </text:list-item>
              <text:list-item>
                <text:p text:style-name="P8"><text:span text:style-name="T4">Command line tool</text:span></text:p>
              </text:list-item>
              <text:list-item>
                <text:p text:style-name="P8"><text:span text:style-name="T4">Third party GUIs verfügbar</text:span></text:p>
              </text:list-item>
            </text:list>
          </draw:text-box>
        </draw:frame>
        <draw:frame presentation:style-name="pr5" draw:text-style-name="P3" draw:layer="layout" svg:width="18.314cm" svg:height="2.63cm" svg:x="4.8cm" svg:y="1.8cm" presentation:class="title" presentation:user-transformed="true">
          <draw:text-box>
            <text:p><text:span text:style-name="T2">Lösung GI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Focus1" presentation:presentation-page-layout-name="AL2T1">
        <office:forms form:automatic-focus="false" form:apply-design-mode="false"/>
        <draw:frame presentation:style-name="pr3" draw:text-style-name="P10" draw:layer="layout" svg:width="14.6cm" svg:height="3.013cm" svg:x="6.799cm" svg:y="6.387cm" presentation:class="outline" presentation:user-transformed="true">
          <draw:text-box>
            <text:list text:style-name="L2">
              <text:list-header>
                <text:p text:style-name="P4"><text:span text:style-name="T5">GitHub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Focus1" presentation:presentation-page-layout-name="AL2T1">
        <office:forms form:automatic-focus="false" form:apply-design-mode="false"/>
        <draw:frame presentation:style-name="pr3" draw:text-style-name="P12" draw:layer="layout" svg:width="14.6cm" svg:height="4.615cm" svg:x="6.799cm" svg:y="5.985cm" presentation:class="outline" presentation:user-transformed="true">
          <draw:text-box>
            <text:list text:style-name="L2">
              <text:list-item>
                <text:p text:style-name="P11"><text:span text:style-name="T4">Online version von Git</text:span></text:p>
              </text:list-item>
              <text:list-item>
                <text:p text:style-name="P11"><text:span text:style-name="T4">Features für kooperatives arbeiten</text:span></text:p>
              </text:list-item>
            </text:list>
          </draw:text-box>
        </draw:frame>
        <draw:frame presentation:style-name="pr5" draw:text-style-name="P3" draw:layer="layout" svg:width="18.314cm" svg:height="2.63cm" svg:x="4.8cm" svg:y="2.17cm" presentation:class="title" presentation:user-transformed="true">
          <draw:text-box>
            <text:p><text:span text:style-name="T2">GitHub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DejaVu Sans3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style-name="Book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shrink-to-fit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72cm" fo:text-align="center" fo:text-indent="0cm">
        <style:tab-stops/>
      </style:paragraph-properties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family-generic="swiss" style:font-pitch="variable" fo:font-size="24pt" fo:font-style="normal" fo:text-shadow="none" style:text-underline-style="none" fo:font-weight="normal" style:letter-kerning="true" style:font-size-asian="11.3999996185303pt" style:font-size-complex="11.3999996185303pt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left="0cm" fo:margin-right="0cm" fo:margin-top="0cm" fo:margin-bottom="0.297cm" fo:text-align="center" fo:text-indent="0cm">
        <style:tab-stops/>
      </style:paragraph-properties>
      <style:text-properties fo:font-size="11.3999996185303pt"/>
    </style:style>
    <style:style style:name="Focus-outline3" style:family="presentation" style:parent-style-name="Focus-outline2">
      <style:paragraph-properties fo:margin-left="0cm" fo:margin-right="0cm" fo:margin-top="0cm" fo:margin-bottom="0.222cm" fo:text-align="center" fo:text-indent="0cm">
        <style:tab-stops/>
      </style:paragraph-properties>
      <style:text-properties fo:font-size="5.40000009536743pt"/>
    </style:style>
    <style:style style:name="Focus-outline4" style:family="presentation" style:parent-style-name="Focus-outline3">
      <style:paragraph-properties fo:margin-left="0cm" fo:margin-right="0cm" fo:margin-top="0cm" fo:margin-bottom="0.146cm" fo:text-align="center" fo:text-indent="0cm">
        <style:tab-stops/>
      </style:paragraph-properties>
      <style:text-properties fo:font-size="2.5pt"/>
    </style:style>
    <style:style style:name="Focus-outline5" style:family="presentation" style:parent-style-name="Focus-outline4">
      <style:paragraph-properties fo:margin-left="0cm" fo:margin-right="0cm" fo:margin-top="0cm" fo:margin-bottom="0.073cm" fo:text-align="center" fo:text-indent="0cm">
        <style:tab-stops/>
      </style:paragraph-properties>
      <style:text-properties fo:font-size="1.20000004768372pt"/>
    </style:style>
    <style:style style:name="Focus-outline6" style:family="presentation" style:parent-style-name="Focus-outline5">
      <style:paragraph-properties fo:margin-left="0cm" fo:margin-right="0cm" fo:margin-top="0cm" fo:margin-bottom="0.066cm" fo:text-align="center" fo:text-indent="0cm">
        <style:tab-stops/>
      </style:paragraph-properties>
      <style:text-properties fo:font-size="1pt"/>
    </style:style>
    <style:style style:name="Focus-outline7" style:family="presentation" style:parent-style-name="Focus-outline6">
      <style:paragraph-properties fo:margin-left="0cm" fo:margin-right="0cm" fo:margin-top="0cm" fo:margin-bottom="0.057cm" fo:text-align="center" fo:text-indent="0cm">
        <style:tab-stops/>
      </style:paragraph-properties>
      <style:text-properties fo:font-size="1pt"/>
    </style:style>
    <style:style style:name="Focus-outline8" style:family="presentation" style:parent-style-name="Focus-outline7">
      <style:paragraph-properties fo:margin-left="0cm" fo:margin-right="0cm" fo:margin-top="0cm" fo:margin-bottom="0.06cm" fo:text-indent="0cm"/>
      <style:text-properties fo:font-size="1pt"/>
    </style:style>
    <style:style style:name="Focus-outline9" style:family="presentation" style:parent-style-name="Focus-outline8">
      <style:paragraph-properties fo:margin-left="0cm" fo:margin-right="0cm" fo:margin-top="0cm" fo:margin-bottom="0cm" fo:text-indent="0cm"/>
      <style:text-properties fo:font-size="1pt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DejaVu Sans2" fo:font-family="'DejaVu Sans'" style:font-style-name="Book" style:font-family-generic="swiss" style:font-pitch="variable" fo:font-size="33pt" fo:font-style="normal" fo:text-shadow="none" style:text-underline-style="none" fo:font-weight="normal" style:letter-kerning="true" style:font-size-asian="11.3999996185303pt" style:font-size-complex="11.3999996185303pt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shrink-to-fit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19.5pt" fo:font-style="normal" fo:text-shadow="none" style:text-underline-style="none" fo:font-weight="normal" style:letter-kerning="true" style:font-size-asian="11.3999996185303pt" style:font-size-complex="11.3999996185303pt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left="0cm" fo:margin-right="0cm" fo:margin-top="0cm" fo:margin-bottom="0.297cm" fo:text-indent="0cm"/>
      <style:text-properties fo:font-size="9.30000019073486pt"/>
    </style:style>
    <style:style style:name="Focus1-outline3" style:family="presentation" style:parent-style-name="Focus1-outline2">
      <style:paragraph-properties fo:margin-left="0cm" fo:margin-right="0cm" fo:margin-top="0cm" fo:margin-bottom="0.223cm" fo:text-indent="0cm"/>
      <style:text-properties fo:font-size="4.40000009536743pt"/>
    </style:style>
    <style:style style:name="Focus1-outline4" style:family="presentation" style:parent-style-name="Focus1-outline3">
      <style:paragraph-properties fo:margin-left="0cm" fo:margin-right="0cm" fo:margin-top="0cm" fo:margin-bottom="0.145cm" fo:text-indent="0cm"/>
      <style:text-properties fo:font-size="2.09999990463257pt"/>
    </style:style>
    <style:style style:name="Focus1-outline5" style:family="presentation" style:parent-style-name="Focus1-outline4">
      <style:paragraph-properties fo:margin-left="0cm" fo:margin-right="0cm" fo:margin-top="0cm" fo:margin-bottom="0.07cm" fo:text-indent="0cm"/>
      <style:text-properties fo:font-size="1pt"/>
    </style:style>
    <style:style style:name="Focus1-outline6" style:family="presentation" style:parent-style-name="Focus1-outline5">
      <style:paragraph-properties fo:margin-left="0cm" fo:margin-right="0cm" fo:margin-top="0cm" fo:margin-bottom="0.07cm" fo:text-indent="0cm"/>
      <style:text-properties fo:font-size="1pt"/>
    </style:style>
    <style:style style:name="Focus1-outline7" style:family="presentation" style:parent-style-name="Focus1-outline6">
      <style:paragraph-properties fo:margin-left="0cm" fo:margin-right="0cm" fo:margin-top="0cm" fo:margin-bottom="0.06cm" fo:text-indent="0cm"/>
      <style:text-properties fo:font-size="1pt"/>
    </style:style>
    <style:style style:name="Focus1-outline8" style:family="presentation" style:parent-style-name="Focus1-outline7">
      <style:paragraph-properties fo:margin-left="0cm" fo:margin-right="0cm" fo:margin-top="0cm" fo:margin-bottom="0.025cm" fo:text-indent="0cm"/>
      <style:text-properties fo:font-size="1pt"/>
    </style:style>
    <style:style style:name="Focus1-outline9" style:family="presentation" style:parent-style-name="Focus1-outline8">
      <style:paragraph-properties fo:margin-left="0cm" fo:margin-right="0cm" fo:margin-top="0cm" fo:margin-bottom="0cm" fo:text-indent="0cm"/>
      <style:text-properties fo:font-size="1pt"/>
    </style:style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1pt" fo:font-style="normal" fo:text-shadow="none" style:text-underline-style="none" fo:font-weight="normal" style:letter-kerning="true" style:font-size-asian="11.3999996185303pt" style:font-size-complex="11.3999996185303pt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Liberation Sans1" fo:font-family="'Liberation Sans'" style:font-style-name="Normal" style:font-pitch="variable" fo:font-size="14pt" style:letter-kerning="true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shrink-to-fit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19.5pt" fo:font-style="normal" fo:text-shadow="none" style:text-underline-style="none" fo:font-weight="normal" style:letter-kerning="true" style:font-size-asian="11.3999996185303pt" style:font-size-complex="11.3999996185303pt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left="0cm" fo:margin-right="0cm" fo:margin-top="0cm" fo:margin-bottom="0.298cm" fo:text-indent="0cm"/>
      <style:text-properties fo:font-size="18pt"/>
    </style:style>
    <style:style style:name="Focus2-outline3" style:family="presentation" style:parent-style-name="Focus2-outline2">
      <style:paragraph-properties fo:margin-left="0cm" fo:margin-right="0cm" fo:margin-top="0cm" fo:margin-bottom="0.223cm" fo:text-indent="0cm"/>
      <style:text-properties fo:font-size="15pt"/>
    </style:style>
    <style:style style:name="Focus2-outline4" style:family="presentation" style:parent-style-name="Focus2-outline3">
      <style:paragraph-properties fo:margin-left="0cm" fo:margin-right="0cm" fo:margin-top="0cm" fo:margin-bottom="0.149cm" fo:text-indent="0cm"/>
      <style:text-properties fo:font-size="12pt"/>
    </style:style>
    <style:style style:name="Focus2-outline5" style:family="presentation" style:parent-style-name="Focus2-outline4">
      <style:paragraph-properties fo:margin-left="0cm" fo:margin-right="0cm" fo:margin-top="0cm" fo:margin-bottom="0.074cm" fo:text-indent="0cm"/>
      <style:text-properties fo:font-size="5.69999980926514pt"/>
    </style:style>
    <style:style style:name="Focus2-outline6" style:family="presentation" style:parent-style-name="Focus2-outline5">
      <style:paragraph-properties fo:margin-left="0cm" fo:margin-right="0cm" fo:margin-top="0cm" fo:margin-bottom="0.073cm" fo:text-indent="0cm"/>
      <style:text-properties fo:font-size="2.70000004768372pt"/>
    </style:style>
    <style:style style:name="Focus2-outline7" style:family="presentation" style:parent-style-name="Focus2-outline6">
      <style:paragraph-properties fo:margin-left="0cm" fo:margin-right="0cm" fo:margin-top="0cm" fo:margin-bottom="0.072cm" fo:text-indent="0cm"/>
      <style:text-properties fo:font-size="1.29999995231628pt"/>
    </style:style>
    <style:style style:name="Focus2-outline8" style:family="presentation" style:parent-style-name="Focus2-outline7">
      <style:paragraph-properties fo:margin-left="0cm" fo:margin-right="0cm" fo:margin-top="0cm" fo:margin-bottom="0.07cm" fo:text-indent="0cm"/>
      <style:text-properties fo:font-size="1pt"/>
    </style:style>
    <style:style style:name="Focus2-outline9" style:family="presentation" style:parent-style-name="Focus2-outline8">
      <style:paragraph-properties fo:margin-left="0cm" fo:margin-right="0cm" fo:margin-top="0cm" fo:margin-bottom="0.069cm" fo:text-indent="0cm"/>
      <style:text-properties fo:font-size="1pt"/>
    </style:style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1pt" fo:font-style="normal" fo:text-shadow="none" style:text-underline-style="none" fo:font-weight="normal" style:letter-kerning="true" style:font-size-asian="11.3999996185303pt" style:font-size-complex="11.3999996185303pt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shrink-to-fit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24pt" fo:font-style="normal" fo:text-shadow="none" style:text-underline-style="none" fo:font-weight="normal" style:letter-kerning="true" style:font-size-asian="11.3999996185303pt" style:font-size-complex="11.3999996185303pt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left="0cm" fo:margin-right="0cm" fo:margin-top="0cm" fo:margin-bottom="0.299cm" fo:text-indent="0cm"/>
      <style:text-properties fo:font-size="21pt"/>
    </style:style>
    <style:style style:name="Focus3-outline3" style:family="presentation" style:parent-style-name="Focus3-outline2">
      <style:paragraph-properties fo:margin-left="0cm" fo:margin-right="0cm" fo:margin-top="0cm" fo:margin-bottom="0.223cm" fo:text-indent="0cm"/>
      <style:text-properties fo:font-size="18pt"/>
    </style:style>
    <style:style style:name="Focus3-outline4" style:family="presentation" style:parent-style-name="Focus3-outline3">
      <style:paragraph-properties fo:margin-left="0cm" fo:margin-right="0cm" fo:margin-top="0cm" fo:margin-bottom="0.149cm" fo:text-indent="0cm"/>
      <style:text-properties fo:font-size="15pt"/>
    </style:style>
    <style:style style:name="Focus3-outline5" style:family="presentation" style:parent-style-name="Focus3-outline4">
      <style:paragraph-properties fo:margin-left="0cm" fo:margin-right="0cm" fo:margin-top="0cm" fo:margin-bottom="0.073cm" fo:text-indent="0cm"/>
      <style:text-properties fo:font-size="15pt"/>
    </style:style>
    <style:style style:name="Focus3-outline6" style:family="presentation" style:parent-style-name="Focus3-outline5">
      <style:paragraph-properties fo:margin-left="0cm" fo:margin-right="0cm" fo:margin-top="0cm" fo:margin-bottom="0.073cm" fo:text-indent="0cm"/>
      <style:text-properties fo:font-size="15pt"/>
    </style:style>
    <style:style style:name="Focus3-outline7" style:family="presentation" style:parent-style-name="Focus3-outline6">
      <style:paragraph-properties fo:margin-left="0cm" fo:margin-right="0cm" fo:margin-top="0cm" fo:margin-bottom="0.073cm" fo:text-indent="0cm"/>
      <style:text-properties fo:font-size="15pt"/>
    </style:style>
    <style:style style:name="Focus3-outline8" style:family="presentation" style:parent-style-name="Focus3-outline7">
      <style:paragraph-properties fo:margin-left="0cm" fo:margin-right="0cm" fo:margin-top="0cm" fo:margin-bottom="0.073cm" fo:text-indent="0cm"/>
      <style:text-properties fo:font-size="15pt"/>
    </style:style>
    <style:style style:name="Focus3-outline9" style:family="presentation" style:parent-style-name="Focus3-outline8">
      <style:paragraph-properties fo:margin-left="0cm" fo:margin-right="0cm" fo:margin-top="0cm" fo:margin-bottom="0.073cm" fo:text-indent="0cm"/>
      <style:text-properties fo:font-size="15pt"/>
    </style:style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30pt" fo:font-style="normal" fo:text-shadow="none" style:text-underline-style="none" fo:font-weight="normal" style:letter-kerning="true" style:font-size-asian="11.3999996185303pt" style:font-size-complex="11.3999996185303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ocus-backgroundobjects">
      <style:graphic-properties draw:stroke="none" draw:fill="none" draw:fill-color="#ffffff" draw:auto-grow-height="false" fo:min-height="1.449cm"/>
    </style:style>
    <style:style style:name="Mpr2" style:family="presentation" style:parent-style-name="Focus-backgroundobjects">
      <style:graphic-properties draw:stroke="none" draw:fill="none" draw:fill-color="#ffffff" draw:auto-grow-height="false" fo:min-height="1.397cm"/>
    </style:style>
    <style:style style:name="Mpr3" style:family="presentation" style:parent-style-name="Focus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Focu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cus1-backgroundobjects">
      <style:graphic-properties draw:stroke="none" draw:fill="none" draw:fill-color="#ffffff" draw:auto-grow-height="false" fo:min-height="1.397cm"/>
    </style:style>
    <style:style style:name="Mpr6" style:family="presentation" style:parent-style-name="Focus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Focus2-backgroundobjects">
      <style:graphic-properties draw:stroke="none" draw:fill="none" draw:fill-color="#ffffff" draw:auto-grow-height="false" fo:min-height="1.449cm"/>
    </style:style>
    <style:style style:name="Mpr8" style:family="presentation" style:parent-style-name="Focus2-backgroundobjects">
      <style:graphic-properties draw:stroke="none" draw:fill="none" draw:fill-color="#ffffff" draw:auto-grow-height="false" fo:min-height="1.397cm"/>
    </style:style>
    <style:style style:name="Mpr9" style:family="presentation" style:parent-style-name="Focus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Focus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Focus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Focus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justify"/>
      <style:text-properties fo:color="#dddddd" style:font-name="DejaVu Sans2" fo:font-size="14pt"/>
    </style:style>
    <style:style style:name="MP9" style:family="paragraph">
      <loext:graphic-properties draw:fill="none" draw:fill-color="#ffffff"/>
      <style:paragraph-properties fo:text-align="justify"/>
      <style:text-properties fo:color="#dddddd" style:font-name="DejaVu Sans2" fo:font-size="14pt"/>
    </style:style>
    <style:style style:name="MP10" style:family="paragraph">
      <style:paragraph-properties fo:text-align="center"/>
      <style:text-properties fo:color="#dddddd" style:font-name="DejaVu Sans2" fo:font-size="14pt"/>
    </style:style>
    <style:style style:name="MP11" style:family="paragraph">
      <loext:graphic-properties draw:fill="none" draw:fill-color="#ffffff"/>
      <style:paragraph-properties fo:text-align="center"/>
      <style:text-properties fo:color="#dddddd" style:font-name="DejaVu Sans2" fo:font-size="14pt"/>
    </style:style>
    <style:style style:name="MP12" style:family="paragraph">
      <style:paragraph-properties fo:text-align="end"/>
      <style:text-properties fo:color="#dddddd" style:font-name="DejaVu Sans2" fo:font-size="14pt"/>
    </style:style>
    <style:style style:name="MP13" style:family="paragraph">
      <loext:graphic-properties draw:fill="none" draw:fill-color="#ffffff"/>
      <style:paragraph-properties fo:text-align="end"/>
      <style:text-properties fo:color="#dddddd" style:font-name="DejaVu Sans2" fo:font-size="14pt"/>
    </style:style>
    <style:style style:name="MP14" style:family="paragraph">
      <style:text-properties fo:color="#dddddd" style:font-name="DejaVu Sans2" fo:font-size="14pt"/>
    </style:style>
    <style:style style:name="MP15" style:family="paragraph">
      <loext:graphic-properties draw:fill="none" draw:fill-color="#ffffff"/>
      <style:text-properties fo:color="#dddddd" style:font-name="DejaVu Sans2" fo:font-size="14pt"/>
    </style:style>
    <style:style style:name="MP16" style:family="paragraph">
      <style:paragraph-properties fo:text-align="center"/>
      <style:text-properties fo:color="#808080" style:font-name="DejaVu Sans2" fo:font-size="14pt"/>
    </style:style>
    <style:style style:name="MP17" style:family="paragraph">
      <loext:graphic-properties draw:fill="none" draw:fill-color="#ffffff"/>
      <style:paragraph-properties fo:text-align="center"/>
      <style:text-properties fo:color="#808080" style:font-name="DejaVu Sans2" fo:font-size="14pt"/>
    </style:style>
    <style:style style:name="MT1" style:family="text">
      <style:text-properties fo:font-size="14pt"/>
    </style:style>
    <style:style style:name="MT2" style:family="text">
      <style:text-properties fo:color="#dddddd" style:font-name="DejaVu Sans2" fo:font-size="14pt"/>
    </style:style>
    <style:style style:name="MT3" style:family="text">
      <style:text-properties fo:color="#808080" style:font-name="DejaVu Sans2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Focus" style:page-layout-name="PM1" draw:style-name="Mdp1">
      <draw:frame presentation:style-name="Mpr1" draw:text-style-name="MP2" draw:layer="backgroundobjects" svg:width="6.523cm" svg:height="1.087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7cm" svg:x="9.574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7cm" svg:x="20.074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.293cm" svg:height="15.826cm" svg:x="-0.098cm" svg:y="0cm">
        <draw:image xlink:href="Pictures/2000000E0000634100004A4C8B8C0B6EC20B2683.svm" xlink:type="simple" xlink:show="embed" xlink:actuate="onLoad">
          <text:p/>
        </draw:image>
        <draw:image xlink:href="Pictures/10000200000003C0000002CFFA904810D3E5121C.png" xlink:type="simple" xlink:show="embed" xlink:actuate="onLoad"/>
      </draw:frame>
      <draw:frame presentation:style-name="Focus-outline1" draw:layer="backgroundobjects" svg:width="7.115cm" svg:height="5.149cm" svg:x="10.403cm" svg:y="5.307cm" presentation:class="outline" presentation:placeholder="true">
        <draw:text-box/>
      </draw:frame>
      <draw:frame presentation:style-name="Focus-title" draw:layer="backgroundobjects" svg:width="11.221cm" svg:height="2.63cm" svg:x="1.4cm" svg:y="0.626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1" style:page-layout-name="PM1" draw:style-name="Mdp1">
      <draw:frame draw:style-name="Mgr3" draw:text-style-name="MP7" draw:layer="backgroundobjects" svg:width="28.295cm" svg:height="15.83cm" svg:x="-0.1cm" svg:y="0cm">
        <draw:image xlink:href="Pictures/2000000E0000634100004A4C2A08177FA3DF9654.svm" xlink:type="simple" xlink:show="embed" xlink:actuate="onLoad">
          <text:p/>
        </draw:image>
        <draw:image xlink:href="Pictures/10000200000003C0000002CFFB0D5E476F031BC2.png" xlink:type="simple" xlink:show="embed" xlink:actuate="onLoad"/>
      </draw:frame>
      <draw:frame presentation:style-name="Focus1-title" draw:layer="backgroundobjects" svg:width="12.14cm" svg:height="2.63cm" svg:x="7.911cm" svg:y="2.879cm" presentation:class="title" presentation:placeholder="true">
        <draw:text-box/>
      </draw:frame>
      <draw:frame presentation:style-name="Focus1-outline1" draw:layer="backgroundobjects" svg:width="12.244cm" svg:height="7.067cm" svg:x="7.91cm" svg:y="5.685cm" presentation:class="outline" presentation:placeholder="true">
        <draw:text-box/>
      </draw:frame>
      <draw:frame presentation:style-name="Mpr4" draw:text-style-name="MP9" draw:layer="backgroundobjects" svg:width="6.523cm" svg:height="1.087cm" svg:x="0.397cm" svg:y="14.888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087cm" svg:x="9.574cm" svg:y="14.888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1.087cm" svg:x="21.17cm" svg:y="14.888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1-title" draw:layer="backgroundobjects" svg:width="13.968cm" svg:height="10.476cm" svg:x="3.81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2" style:page-layout-name="PM1" draw:style-name="Mdp1">
      <draw:frame draw:style-name="Mgr3" draw:text-style-name="MP7" draw:layer="backgroundobjects" svg:width="28.295cm" svg:height="15.83cm" svg:x="-0.1cm" svg:y="0cm">
        <draw:image xlink:href="Pictures/2000000E0000634100004A4CCD2247D4D39A5527.svm" xlink:type="simple" xlink:show="embed" xlink:actuate="onLoad">
          <text:p/>
        </draw:image>
        <draw:image xlink:href="Pictures/10000200000003C0000002CF06750DD93C2ED996.png" xlink:type="simple" xlink:show="embed" xlink:actuate="onLoad"/>
      </draw:frame>
      <draw:frame presentation:style-name="Focus2-title" draw:layer="backgroundobjects" svg:width="18.314cm" svg:height="2.63cm" svg:x="4.901cm" svg:y="0.626cm" presentation:class="title" presentation:placeholder="true">
        <draw:text-box/>
      </draw:frame>
      <draw:frame presentation:style-name="Focus2-outline1" draw:layer="backgroundobjects" svg:width="18.314cm" svg:height="10.146cm" svg:x="4.901cm" svg:y="3.685cm" presentation:class="outline" presentation:placeholder="true">
        <draw:text-box/>
      </draw:frame>
      <draw:frame presentation:style-name="Mpr7" draw:text-style-name="MP15" draw:layer="backgroundobjects" svg:width="6.523cm" svg:height="1.087cm" svg:x="0.397cm" svg:y="14.888cm" presentation:class="date-time">
        <draw:text-box>
          <text:p text:style-name="MP14"><text:span text:style-name="MT2"><presentation:date-time/></text:span></text:p>
        </draw:text-box>
      </draw:frame>
      <draw:frame presentation:style-name="Mpr7" draw:text-style-name="MP17" draw:layer="backgroundobjects" svg:width="8.875cm" svg:height="1.087cm" svg:x="9.574cm" svg:y="14.888cm" presentation:class="footer">
        <draw:text-box>
          <text:p text:style-name="MP16"><text:span text:style-name="MT3"><presentation:footer/></text:span></text:p>
        </draw:text-box>
      </draw:frame>
      <draw:frame presentation:style-name="Mpr7" draw:text-style-name="MP13" draw:layer="backgroundobjects" svg:width="6.523cm" svg:height="1.087cm" svg:x="21.17cm" svg:y="14.888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3" style:page-layout-name="PM1" draw:style-name="Mdp1">
      <draw:frame draw:style-name="Mgr3" draw:text-style-name="MP7" draw:layer="backgroundobjects" svg:width="28.295cm" svg:height="15.83cm" svg:x="-0.1cm" svg:y="0cm">
        <draw:image xlink:href="Pictures/2000000C0000634100004A4C3651558E9C43717A.svm" xlink:type="simple" xlink:show="embed" xlink:actuate="onLoad">
          <text:p/>
        </draw:image>
        <draw:image xlink:href="Pictures/10000200000003C0000002CFBFFEC8C8FF3889FF.png" xlink:type="simple" xlink:show="embed" xlink:actuate="onLoad"/>
      </draw:frame>
      <draw:frame presentation:style-name="Focus3-title" draw:layer="backgroundobjects" svg:width="24.108cm" svg:height="2.5cm" svg:x="1.944cm" svg:y="0.929cm" presentation:class="title" presentation:placeholder="true">
        <draw:text-box/>
      </draw:frame>
      <draw:frame presentation:style-name="Focus3-outline1" draw:layer="backgroundobjects" svg:width="24.108cm" svg:height="9.277cm" svg:x="1.944cm" svg:y="3.835cm" presentation:class="outline" presentation:placeholder="true">
        <draw:text-box/>
      </draw:frame>
      <draw:frame presentation:style-name="Mpr10" draw:text-style-name="MP15" draw:layer="backgroundobjects" svg:width="6.523cm" svg:height="1.087cm" svg:x="0.397cm" svg:y="14.888cm" presentation:class="date-time">
        <draw:text-box>
          <text:p text:style-name="MP14"><text:span text:style-name="MT2"><presentation:date-time/></text:span></text:p>
        </draw:text-box>
      </draw:frame>
      <draw:frame presentation:style-name="Mpr10" draw:text-style-name="MP17" draw:layer="backgroundobjects" svg:width="8.875cm" svg:height="1.087cm" svg:x="9.574cm" svg:y="14.888cm" presentation:class="footer">
        <draw:text-box>
          <text:p text:style-name="MP16"><text:span text:style-name="MT3"><presentation:footer/></text:span></text:p>
        </draw:text-box>
      </draw:frame>
      <draw:frame presentation:style-name="Mpr10" draw:text-style-name="MP13" draw:layer="backgroundobjects" svg:width="6.523cm" svg:height="1.087cm" svg:x="21.17cm" svg:y="14.888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07T14:02:19.081876818</meta:creation-date>
    <meta:editing-duration>PT31S</meta:editing-duration>
    <meta:editing-cycles>2</meta:editing-cycles>
    <meta:generator>LibreOffice/6.0.7.3$Linux_X86_64 LibreOffice_project/00m0$Build-3</meta:generator>
    <dc:title>Focus</dc:title>
    <dc:date>2020-01-07T14:02:42.612466822</dc:date>
    <meta:document-statistic meta:object-count="81"/>
  </office:meta>
</office:document-meta>
</file>